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arial" svg:font-family="arial, sans-serif"/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.499cm" loext:contextual-spacing="false" fo:widows="1" fo:text-indent="0cm" style:auto-text-indent="false"/>
    </style:style>
    <style:style style:name="P3" style:family="paragraph" style:parent-style-name="Quotations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courier new" fo:font-size="9pt" fo:letter-spacing="normal" fo:font-style="normal" fo:font-weight="bold"/>
    </style:style>
    <style:style style:name="P4" style:family="paragraph" style:parent-style-name="Quotations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courier new" fo:font-size="9pt" fo:letter-spacing="normal" fo:font-style="normal" fo:font-weight="normal"/>
    </style:style>
    <style:style style:name="P5" style:family="paragraph" style:parent-style-name="Quotations">
      <style:paragraph-properties fo:margin-left="0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6" style:family="paragraph" style:parent-style-name="Text_20_body">
      <style:paragraph-properties fo:margin-left="0cm" fo:margin-right="0cm" fo:widows="1" fo:text-indent="0cm" style:auto-text-indent="false"/>
    </style:style>
    <style:style style:name="P7" style:family="paragraph" style:parent-style-name="Quotations">
      <style:paragraph-properties fo:widows="1"/>
      <style:text-properties fo:font-variant="normal" fo:text-transform="none" fo:color="#222222" style:font-name="arial" fo:font-size="9pt" fo:letter-spacing="normal" fo:font-style="normal" fo:font-weight="normal"/>
    </style:style>
    <style:style style:name="P8" style:family="paragraph" style:parent-style-name="Quotations">
      <style:paragraph-properties fo:margin-top="0cm" fo:margin-bottom="0cm" loext:contextual-spacing="false" fo:widows="1"/>
      <style:text-properties fo:font-variant="normal" fo:text-transform="none" fo:color="#222222" style:font-name="courier new" fo:font-size="9pt" fo:letter-spacing="normal" fo:font-style="normal" fo:font-weight="bold"/>
    </style:style>
    <style:style style:name="P9" style:family="paragraph" style:parent-style-name="Quotations">
      <style:paragraph-properties fo:margin-top="0cm" fo:margin-bottom="0cm" loext:contextual-spacing="false" fo:widows="1"/>
      <style:text-properties fo:font-variant="normal" fo:text-transform="none" fo:color="#222222" fo:letter-spacing="normal"/>
    </style:style>
    <style:style style:name="P10" style:family="paragraph" style:parent-style-name="Quotations">
      <style:paragraph-properties fo:margin-top="0cm" fo:margin-bottom="0cm" loext:contextual-spacing="false" fo:widows="1"/>
      <style:text-properties fo:font-variant="normal" fo:text-transform="none" fo:color="#222222" style:font-name="arial" fo:font-size="9pt" fo:letter-spacing="normal" fo:font-style="normal" fo:font-weight="normal"/>
    </style:style>
    <style:style style:name="P11" style:family="paragraph" style:parent-style-name="Quotations">
      <style:paragraph-properties fo:margin-top="0cm" fo:margin-bottom="0cm" loext:contextual-spacing="false" fo:widows="1"/>
    </style:style>
    <style:style style:name="P12" style:family="paragraph" style:parent-style-name="Text_20_body">
      <style:paragraph-properties fo:margin-left="0.39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03773" officeooo:paragraph-rsid="00103773"/>
    </style:style>
    <style:style style:name="P13" style:family="paragraph" style:parent-style-name="Text_20_body">
      <style:paragraph-properties fo:margin-left="0.39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1449c" officeooo:paragraph-rsid="0011449c"/>
    </style:style>
    <style:style style:name="P14" style:family="paragraph" style:parent-style-name="Standard" style:list-style-name="L6">
      <style:text-properties officeooo:paragraph-rsid="0014e85a"/>
    </style:style>
    <style:style style:name="P15" style:family="paragraph" style:parent-style-name="Text_20_body" style:list-style-name="L1">
      <style:paragraph-properties fo:margin-left="0.39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16" style:family="paragraph" style:parent-style-name="Text_20_body" style:list-style-name="L1">
      <style:paragraph-properties fo:margin-left="0.39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03773" officeooo:paragraph-rsid="00103773"/>
    </style:style>
    <style:style style:name="P17" style:family="paragraph" style:parent-style-name="Text_20_body" style:list-style-name="L1">
      <style:paragraph-properties fo:margin-left="0.397cm" fo:margin-right="0cm" fo:margin-top="0cm" fo:margin-bottom="0cm" loext:contextual-spacing="false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 officeooo:rsid="001183c8" officeooo:paragraph-rsid="001183c8"/>
    </style:style>
    <style:style style:name="P18" style:family="paragraph" style:parent-style-name="Text_20_body" style:list-style-name="L1">
      <style:paragraph-properties fo:margin-left="0.397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19" style:family="paragraph" style:parent-style-name="Text_20_body" style:list-style-name="L2">
      <style:paragraph-properties fo:margin-left="0.397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0" style:family="paragraph" style:parent-style-name="Text_20_body" style:list-style-name="L3">
      <style:paragraph-properties fo:margin-left="0.397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1" style:family="paragraph" style:parent-style-name="Text_20_body" style:list-style-name="L4">
      <style:paragraph-properties fo:margin-left="0.397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P22" style:family="paragraph" style:parent-style-name="Text_20_body" style:list-style-name="L5">
      <style:paragraph-properties fo:margin-left="0.397cm" fo:margin-right="0cm" fo:widows="1" fo:text-indent="0cm" style:auto-text-indent="false"/>
      <style:text-properties fo:font-variant="normal" fo:text-transform="none" fo:color="#222222" style:font-name="arial" fo:font-size="9pt" fo:letter-spacing="normal" fo:font-style="normal" fo:font-weight="normal"/>
    </style:style>
    <style:style style:name="T1" style:family="text">
      <style:text-properties fo:font-variant="normal" fo:text-transform="none" fo:color="#222222" style:font-name="arial" fo:font-size="9pt" fo:letter-spacing="normal" fo:font-style="normal" fo:font-weight="bold"/>
    </style:style>
    <style:style style:name="T2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3" style:family="text">
      <style:text-properties fo:font-weight="bold"/>
    </style:style>
    <style:style style:name="T4" style:family="text">
      <style:text-properties style:font-name="courier new" fo:font-size="9pt" fo:font-style="normal" fo:font-weight="bold"/>
    </style:style>
    <style:style style:name="T5" style:family="text">
      <style:text-properties fo:color="#888888"/>
    </style:style>
    <style:style style:name="T6" style:family="text">
      <style:text-properties officeooo:rsid="00103773"/>
    </style:style>
    <style:style style:name="T7" style:family="text">
      <style:text-properties officeooo:rsid="001322da"/>
    </style:style>
    <style:style style:name="T8" style:family="text">
      <style:text-properties officeooo:rsid="0014e85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Exercises</text:span><text:span text:style-name="T2">: </text:span></text:p>
      <text:p text:style-name="P2"/>
      <text:list xml:id="list956460727653112099" text:style-name="L1">
        <text:list-item>
          <text:p text:style-name="P15">Create a set from a list containing duplicate elements. What do you observe? How can you achieve the same result without converting a list to a set? </text:p>
        </text:list-item>
        <text:list-item>
          <text:p text:style-name="P16"/>
        </text:list-item>
        <text:list-item>
          <text:p text:style-name="P16">List a=[1,2,3,2,1,2,6,8,2,1]</text:p>
        </text:list-item>
        <text:list-item>
          <text:p text:style-name="P16">a.unique();</text:p>
        </text:list-item>
        <text:list-item>
          <text:p text:style-name="P16">print a</text:p>
        </text:list-item>
        <text:list-item>
          <text:p text:style-name="P15"/>
        </text:list-item>
        <text:list-item>
          <text:p text:style-name="P15">Get first, second and last element of Range. </text:p>
        </text:list-item>
      </text:list>
      <text:p text:style-name="P12">Range a=1..100</text:p>
      <text:p text:style-name="P12">println a</text:p>
      <text:p text:style-name="P12">println a.first()</text:p>
      <text:p text:style-name="P12">println a.last()</text:p>
      <text:p text:style-name="P12">println a.get(1)</text:p>
      <text:list xml:id="list204843190610656" text:continue-numbering="true" text:style-name="L1">
        <text:list-item>
          <text:p text:style-name="P15"/>
        </text:list-item>
        <text:list-item>
          <text:p text:style-name="P15">Print the table of a given number : 2 and 12</text:p>
        </text:list-item>
      </text:list>
      <text:p text:style-name="P13">(1..10).each{</text:p>
      <text:p text:style-name="P13"/>
      <text:p text:style-name="P13">print "2 x $it ="+it*2</text:p>
      <text:p text:style-name="P13"/>
      <text:p text:style-name="P13">print " <text:s/>12 x $it ="+it*12</text:p>
      <text:p text:style-name="P13"/>
      <text:p text:style-name="P13">println ""</text:p>
      <text:p text:style-name="P13">}</text:p>
      <text:list xml:id="list204844389288759" text:continue-numbering="true" text:style-name="L1">
        <text:list-item>
          <text:p text:style-name="P15">We have a sorted list of alphabets a-z, print all alphabets appearing after "j"</text:p>
        </text:list-item>
        <text:list-item>
          <text:p text:style-name="P15">Create a new map consisting of 10 of your friend's name's as keys and their ages as value.</text:p>
        </text:list-item>
        <text:list-item>
          <text:p text:style-name="P17"/>
        </text:list-item>
        <text:list-item>
          <text:p text:style-name="P17">Map m=["A":22,"B":23,"c":20,"d":44,"e":55,"f":66,"kam1":99,"kam2":100]</text:p>
        </text:list-item>
        <text:list-item>
          <text:p text:style-name="P17">print m</text:p>
        </text:list-item>
        <text:list-item>
          <text:p text:style-name="P15"/>
        </text:list-item>
        <text:list-item>
          <text:p text:style-name="P15"><text:span text:style-name="T6">­</text:span>Iterate over the previous map in as many ways as possible </text:p>
        </text:list-item>
        <text:list-item>
          <text:p text:style-name="P15">Create a new map by adding two existing maps </text:p>
        </text:list-item>
        <text:list-item>
          <text:p text:style-name="P18">Try the following code on a map: </text:p>
        </text:list-item>
      </text:list>
      <text:p text:style-name="P3"><text:s text:c="5"/><text:bookmark-start text:name="__DdeLink__104_68549047"/>println map.class </text:p>
      <text:p text:style-name="P8">println map.getClass() <text:bookmark-end text:name="__DdeLink__104_68549047"/></text:p>
      <text:p text:style-name="P9">  </text:p>
      <text:p text:style-name="P7">What do you observe? </text:p>
      <text:list xml:id="list4634139465413624775" text:style-name="L2">
        <text:list-item>
          <text:p text:style-name="P19">Consider the following map: </text:p>
        </text:list-item>
      </text:list>
      <text:p text:style-name="P4"><text:bookmark-start text:name="__DdeLink__106_68549047"/><text:span text:style-name="T3">Map </text:span><text:bookmark-start text:name="__DdeLink__112_68549047"/><text:span text:style-name="T3">m = ['1' : 2, '2' : 3, '3' : 4, '2':5]</text:span> <text:bookmark-end text:name="__DdeLink__106_68549047"/><text:bookmark-end text:name="__DdeLink__112_68549047"/></text:p>
      <text:p text:style-name="P11"/>
      <text:p text:style-name="P7">Is this a valid construction? What is the value of m['2']?  <text:span text:style-name="T7">No same key</text:span></text:p>
      <text:list xml:id="list4588037124390567356" text:style-name="L3">
        <text:list-item>
          <text:p text:style-name="P20">Find if a map contains a particular key. </text:p>
        </text:list-item>
      </text:list>
      <text:list xml:id="list6125966983615688955" text:style-name="L4">
        <text:list-item>
          <text:p text:style-name="P21"><text:bookmark-start text:name="__DdeLink__174_1399836523"/>Consider the following map: </text:p>
        </text:list-item>
      </text:list>
      <text:p text:style-name="P3"><text:bookmark-start text:name="__DdeLink__108_68549047"/>Map m = <text:bookmark-start text:name="__DdeLink__110_68549047"/>[</text:p>
      <text:p text:style-name="P9">      ‘<text:span text:style-name="T4">Computing’ : [‘Computing’ : 600, ‘Information Systems’ : 300], </text:span></text:p>
      <text:p text:style-name="P9">         ‘<text:span text:style-name="T4">Engineering’ : [‘Civil’ : 200, ‘Mechanical’ : 100], </text:span></text:p>
      <text:p text:style-name="P9">         ‘<text:span text:style-name="T4">Management’ : [‘Management’ : 800] </text:span></text:p>
      <text:p text:style-name="P9">       <text:span text:style-name="T4">] </text:span><text:bookmark-end text:name="__DdeLink__108_68549047"/></text:p>
      <text:p text:style-name="P11"><text:bookmark-end text:name="__DdeLink__110_68549047"/></text:p>
      <text:p text:style-name="P10">a) How many university departments are there? </text:p>
      <text:p text:style-name="P10"><text:soft-page-break/>b) How many programs are delivered by the Computing department? </text:p>
      <text:p text:style-name="P7">c) How many students are enrolled in the Civil Engineering program? </text:p>
      <text:p text:style-name="P6"><text:bookmark-end text:name="__DdeLink__174_1399836523"/></text:p>
      <text:list xml:id="list3061671362055999043" text:style-name="L5">
        <text:list-item>
          <text:p text:style-name="P22"><text:bookmark-start text:name="__DdeLink__183_1399836523"/>Consider a class named "Employee" which has the following properties: </text:p>
        </text:list-item>
      </text:list>
      <text:p text:style-name="P5">1) Name </text:p>
      <text:p text:style-name="P10">2) Age </text:p>
      <text:p text:style-name="P10">3) DepartmentName </text:p>
      <text:p text:style-name="P10">4) EmployeeNumber </text:p>
      <text:p text:style-name="P10">5) Salary </text:p>
      <text:p text:style-name="P11"/>
      <text:p text:style-name="P10">Let's say that there's a list of 50 employees available. Perform the following operations on the list of employees: </text:p>
      <text:p text:style-name="P10">a) Group the employees on the basis of the bracket in which their salary falls. The ranges are 0-5000, 5001 and 10000, and so on. </text:p>
      <text:p text:style-name="P10">b) Get a count of the number of employees in each department </text:p>
      <text:p text:style-name="P10">c) Get the list of employees whose age is between 18 and 35 </text:p>
      <text:p text:style-name="P10">d) Group the employees according to the alphabet with which their first name starts and display the number of employees in each group whose age is greater than 20 </text:p>
      <text:p text:style-name="P7">e) Group the employees according to their department<text:bookmark-end text:name="__DdeLink__183_1399836523"/></text:p>
      <text:list xml:id="list4238327814722011768" text:style-name="L6">
        <text:list-item>
          <text:p text:style-name="P14">Write a method which returns the value of passed key from a search string of the form  "http://www.google.com?name=<text:span text:style-name="T8">johny&amp;age=20&amp;hobby=cricket</text:span>"<text:span text:style-name="T5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Liberation Mono', Menlo, Courier, monospace"/>
    <style:font-face style:name="arial" svg:font-family="arial, sans-serif"/>
    <style:font-face style:name="courier new" svg:font-family="'courier new'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4T09:21:54.492191057</meta:creation-date>
    <dc:date>2015-04-29T20:48:41.887408540</dc:date>
    <meta:editing-duration>PT45M2S</meta:editing-duration>
    <meta:editing-cycles>5</meta:editing-cycles>
    <meta:generator>LibreOffice/4.4.2.2$Linux_x86 LibreOffice_project/40m0$Build-2</meta:generator>
    <meta:document-statistic meta:table-count="0" meta:image-count="0" meta:object-count="0" meta:page-count="2" meta:paragraph-count="59" meta:word-count="414" meta:character-count="2354" meta:non-whitespace-character-count="1944"/>
  </office:meta>
</office:document-meta>
</file>